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25a" officeooo:paragraph-rsid="001b725a"/>
    </style:style>
    <style:style style:name="P2" style:family="paragraph" style:parent-style-name="Standard">
      <style:text-properties officeooo:rsid="001cddcc" officeooo:paragraph-rsid="001cddcc"/>
    </style:style>
    <style:style style:name="P3" style:family="paragraph" style:parent-style-name="Standard">
      <style:text-properties officeooo:rsid="001d6495" officeooo:paragraph-rsid="001d6495"/>
    </style:style>
    <style:style style:name="P4" style:family="paragraph" style:parent-style-name="Standard">
      <style:text-properties officeooo:rsid="001dd2b7" officeooo:paragraph-rsid="001dd2b7"/>
    </style:style>
    <style:style style:name="T1" style:family="text">
      <style:text-properties officeooo:rsid="001d6495"/>
    </style:style>
    <style:style style:name="T2" style:family="text">
      <style:text-properties officeooo:rsid="001dd2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ksamen v17</text:p>
      <text:p text:style-name="P1"/>
      <text:p text:style-name="P1">Oppg. 6</text:p>
      <text:p text:style-name="P1">a)</text:p>
      <text:p text:style-name="P1">Koden begynner med å sette konstantene cr og lf for å hoppe til venstre og skifte linje.</text:p>
      <text:p text:style-name="P1">Under section .data blir meldinger og tilhørende lengder definert.</text:p>
      <text:p text:style-name="P1">Under section .bss blir minneplass reservert for en variabel a med 1 byte.</text:p>
      <text:p text:style-name="P1">Section .tekst er seksjonen for <text:s/></text:p>
      <text:p text:style-name="P1"/>
      <text:p text:style-name="P1"/>
      <text:p text:style-name="P2">Eksamen h16</text:p>
      <text:p text:style-name="P2">Oppg. 6</text:p>
      <text:p text:style-name="P2">a)</text:p>
      <text:p text:style-name="P2">section .bss reserverer en plass I minne på 1 byte til variabelen n</text:p>
      <text:p text:style-name="P2">section .text er der programmet blir skrevet som begynner med global _start som sier hvor programmet starter. _start: begynner med å sette registeret ecx til 10 og eax til karakteren for 1.</text:p>
      <text:p text:style-name="P2">a: begynner med å sette det reserverte minnet, n, til verdien I registeret eax og tilordner deretter 4 til eax og 1 til ebx og putter så verdien I ecx til stacken. Deretter refereres ecx til c og edx blir 1 før koden utfører system call. <text:span text:style-name="T1">Deretter blir innholdet I n flyttet til eax registeret og omgjort til et tall. Eax blir så inkrementert og konvertert tilbake før ecx blir poppet og dekrementert av loopen som går tilbake til a: Dette gjentaes 10 ganger inntil ecx er 0 før programmet da blir avsluttet.</text:span></text:p>
      <text:p text:style-name="P2"/>
      <text:p text:style-name="P3">b) Programmet vil skrive ut tallene ‘1’, ‘2’, ‘3’, ‘4’, ‘5’, ‘6’, ‘7’, ‘8’, ‘9’, ‘10’,’11’</text:p>
      <text:p text:style-name="P3"/>
      <text:p text:style-name="P3">c)</text:p>
      <text:p text:style-name="P3">;<text:span text:style-name="T2">Antar at man ikke ønsker fibonacci tall over 10. I så fall må man utvide skrivTall til å håndtere flere siffer.</text:span></text:p>
      <text:p text:style-name="P3">;konstanter</text:p>
      <text:p text:style-name="P3">n equ <text:span text:style-name="T2">5 ;setter hvor mange fibonacci tall man ønsker her</text:span></text:p>
      <text:p text:style-name="P3"/>
      <text:p text:style-name="P3">section .bss</text:p>
      <text:p text:style-name="P3">a resb 4</text:p>
      <text:p text:style-name="P3"/>
      <text:p text:style-name="P3">section .text</text:p>
      <text:p text:style-name="P3">mov eax, 1</text:p>
      <text:p text:style-name="P3">mov ebx, 2</text:p>
      <text:p text:style-name="P4">mov ecx, [n]</text:p>
      <text:p text:style-name="P3"/>
      <text:p text:style-name="P3">for:</text:p>
      <text:p text:style-name="P3"><text:tab/><text:span text:style-name="T2">push ecx</text:span></text:p>
      <text:p text:style-name="P3"><text:tab/>call skrivTall</text:p>
      <text:p text:style-name="P3"><text:tab/>mov e<text:span text:style-name="T2">d</text:span>x, eax</text:p>
      <text:p text:style-name="P3"><text:tab/>mov eax, ebx</text:p>
      <text:p text:style-name="P3"><text:tab/>add ebx, e<text:span text:style-name="T2">d</text:span>x</text:p>
      <text:p text:style-name="P3"><text:tab/><text:span text:style-name="T2">pop ecx</text:span></text:p>
      <text:p text:style-name="P3"><text:tab/><text:span text:style-name="T2">loop for</text:span></text:p>
      <text:p text:style-name="P3"/>
      <text:p text:style-name="P4">exit:</text:p>
      <text:p text:style-name="P4">mov eax, 1</text:p>
      <text:p text:style-name="P4">mov ebx, 0</text:p>
      <text:p text:style-name="P4">int 80h</text:p>
      <text:p text:style-name="P3"/>
      <text:p text:style-name="P3"><text:soft-page-break/></text:p>
      <text:p text:style-name="P3">skrivTall:</text:p>
      <text:p text:style-name="P3"><text:tab/>add eax, ‘0’</text:p>
      <text:p text:style-name="P3"><text:tab/>mov [a], eax</text:p>
      <text:p text:style-name="P3"><text:tab/>mov eax, 4</text:p>
      <text:p text:style-name="P3"><text:tab/>mov ebx, 1</text:p>
      <text:p text:style-name="P3"><text:tab/>mov ecx, a</text:p>
      <text:p text:style-name="P3"><text:tab/>mov edx. 1</text:p>
      <text:p text:style-name="P3"><text:tab/>int 80h</text:p>
      <text:p text:style-name="P3"><text:tab/>ret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7:40:38.837967575</meta:creation-date>
    <meta:editing-duration>PT15H39M55S</meta:editing-duration>
    <meta:editing-cycles>2</meta:editing-cycles>
    <meta:generator>LibreOffice/5.1.6.2$Linux_X86_64 LibreOffice_project/10m0$Build-2</meta:generator>
    <dc:date>2017-12-15T23:30:47.950759150</dc:date>
    <meta:document-statistic meta:table-count="0" meta:image-count="0" meta:object-count="0" meta:page-count="2" meta:paragraph-count="45" meta:word-count="307" meta:character-count="1608" meta:non-whitespace-character-count="1329"/>
  </office:meta>
</office:document-meta>
</file>